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4144" officeooo:paragraph-rsid="00054144"/>
    </style:style>
    <style:style style:name="P2" style:family="paragraph" style:parent-style-name="Standard">
      <style:text-properties fo:font-size="18pt" officeooo:rsid="00054144" officeooo:paragraph-rsid="00054144" style:font-size-asian="18pt" style:font-size-complex="18pt"/>
    </style:style>
    <style:style style:name="P3" style:family="paragraph" style:parent-style-name="Standard">
      <style:paragraph-properties fo:margin-left="0cm" fo:margin-right="0cm" fo:text-indent="0cm" style:auto-text-indent="false"/>
      <style:text-properties officeooo:rsid="00054144" officeooo:paragraph-rsid="00054144"/>
    </style:style>
    <style:style style:name="P4" style:family="paragraph" style:parent-style-name="Janilista" style:list-style-name="L1"/>
    <style:style style:name="P5" style:family="paragraph" style:parent-style-name="Janilista" style:list-style-name="L1">
      <style:text-properties officeooo:rsid="000a5ed1" officeooo:paragraph-rsid="000a5ed1"/>
    </style:style>
    <style:style style:name="P6" style:family="paragraph" style:parent-style-name="Janilista" style:list-style-name="L1">
      <style:text-properties officeooo:rsid="000c2b82" officeooo:paragraph-rsid="000c2b82"/>
    </style:style>
    <style:style style:name="T1" style:family="text">
      <style:text-properties officeooo:rsid="00054144"/>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äyttöjärjestelmät, viikkotehtävät 2</text:p>
      <text:p text:style-name="P1">Jani Anttonen, 505933</text:p>
      <text:p text:style-name="P3"/>
      <text:p text:style-name="P3"/>
      <text:list xml:id="list784601436663559140" text:style-name="L1">
        <text:list-item>
          <text:list>
            <text:list-item>
              <text:list>
                <text:list-item>
                  <text:p text:style-name="P4"><text:span text:style-name="T1">Heittovaihto muistinhallinnassa tarkoittaa sitä, että muistissa toimii vain yksi prosessi kerrallaan, ja prosessia vaihdettaessa tallennetaan edellinen prosessi ROMiin kokonaisuudessaan. Menetelmä on raskas ja vanhanaikainen. </text:span></text:p>
                  <text:p text:style-name="P4">Virtuaalimuisti on menetelmä joka eroaa heittovaihdosta siten, että se lisää abstraktiokerroksen ROMin ja RAMin päälle. Virtuaalimuistin muistiosoitteet kuvautuvat joko levylle tai työmuistiin, joka mahdollistaa prosessin käyttävän kahta eri muistilaitetta samanaikaisesti.</text:p>
                </text:list-item>
                <text:list-item>
                  <text:p text:style-name="P5">Sivutustaulun käyttöä voidaan keventää sijoittamalla sivutustaulu virtuaaliseen muistiin.</text:p>
                </text:list-item>
                <text:list-item>
                  <text:p text:style-name="P6">Thrashausta tapahtuu kun prosessilla ei ole tarpeeksi sivuja. Tällöin sivutusta tapahtuu paljon, ja tästä aiheutuu sivutusongelmia, eikä prosessi voi käyttää tarvitsemaansa määrää prosessoriaikaa. Ongelma johtuu siitä että ohjelmiston käyttämä muisti on liian lokaalista ja samoja osotteita käytetään tiuhaan tahtiin.</text:p>
                </text:list-item>
                <text:list-item>
                  <text:p text:style-name="P6"/>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Janilista" style:family="paragraph" style:parent-style-name="Standard" style:class="text">
      <style:paragraph-properties fo:line-height="15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6T13:18:56.955346000</meta:creation-date>
    <dc:date>2014-04-06T23:32:06.372469000</dc:date>
    <meta:editing-duration>PT5H17M32S</meta:editing-duration>
    <meta:editing-cycles>4</meta:editing-cycles>
    <meta:generator>LibreOffice/4.2.2.1$MacOSX_X86_64 LibreOffice_project/3be8cda0bddd8e430d8cda1ebfd581265cca5a0f</meta:generator>
    <meta:document-statistic meta:table-count="0" meta:image-count="0" meta:object-count="0" meta:page-count="1" meta:paragraph-count="7" meta:word-count="111" meta:character-count="970" meta:non-whitespace-character-count="970"/>
  </office:meta>
</office:document-meta>
</file>